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0mm" svg:y="200.21mm">
            <loext:p draw:notify-on-update-of-ranges="Feuille1.H48:Feuille1.H48 Feuille1.H49:Feuille1.H68 Feuille1.J48:Feuille1.J48 Feuille1.J49:Feuille1.J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4.76mm" svg:y="0mm">
            <loext:p draw:notify-on-update-of-ranges="Feuille1.H2:Feuille1.H2 Feuille1.H3:Feuille1.H19 Feuille1.J2:Feuille1.J2 Feuille1.J3:Feuille1.J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81.68mm" svg:y="321.07mm">
            <loext:p draw:notify-on-update-of-ranges="Feuille1.A72:Feuille1.A72 Feuille1.A73:Feuille1.A87 Feuille1.C72:Feuille1.C72 Feuille1.C73:Feuille1.C8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0mm" svg:y="97.68mm">
            <loext:p draw:notify-on-update-of-ranges="Feuille1.H23:Feuille1.H23 Feuille1.H24:Feuille1.H40 Feuille1.J23:Feuille1.J23 Feuille1.J24:Feuille1.J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T (ms)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H3]/[.I3]" office:value-type="float" office:value="200" calcext:value-type="float">
            <text:p>200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[.H4]/[.I4]"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H5]/[.I5]" office:value-type="float" office:value="45.4545454545455" calcext:value-type="float">
            <text:p>45,4545454545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table:formula="of:=[.H6]/[.I6]" office:value-type="float" office:value="28.5714285714286" calcext:value-type="float">
            <text:p>28,5714285714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formula="of:=[.H7]/[.I7]" office:value-type="float" office:value="23.8095238095238" calcext:value-type="float">
            <text:p>23,8095238095</text:p>
          </table:table-cell>
        </table:table-row>
        <table:table-row table:style-name="ro1">
          <table:table-cell table:number-columns-repeated="7"/>
          <table:table-cell office:value-type="float" office:value="1500" calcext:value-type="float">
            <text:p>1500</text:p>
          </table:table-cell>
          <table:table-cell office:value-type="float" office:value="109" calcext:value-type="float">
            <text:p>109</text:p>
          </table:table-cell>
          <table:table-cell table:formula="of:=[.H8]/[.I8]" office:value-type="float" office:value="13.7614678899083" calcext:value-type="float">
            <text:p>13,7614678899</text:p>
          </table:table-cell>
        </table:table-row>
        <table:table-row table:style-name="ro1">
          <table:table-cell table:number-columns-repeated="7"/>
          <table:table-cell office:value-type="float" office:value="2000" calcext:value-type="float">
            <text:p>2000</text:p>
          </table:table-cell>
          <table:table-cell office:value-type="float" office:value="221" calcext:value-type="float">
            <text:p>221</text:p>
          </table:table-cell>
          <table:table-cell table:formula="of:=[.H9]/[.I9]" office:value-type="float" office:value="9.04977375565611" calcext:value-type="float">
            <text:p>9,0497737557</text:p>
          </table:table-cell>
        </table:table-row>
        <table:table-row table:style-name="ro1">
          <table:table-cell table:number-columns-repeated="7"/>
          <table:table-cell office:value-type="float" office:value="2500" calcext:value-type="float">
            <text:p>2500</text:p>
          </table:table-cell>
          <table:table-cell office:value-type="float" office:value="417" calcext:value-type="float">
            <text:p>417</text:p>
          </table:table-cell>
          <table:table-cell table:formula="of:=[.H10]/[.I10]" office:value-type="float" office:value="5.99520383693046" calcext:value-type="float">
            <text:p>5,9952038369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  <table:table-cell office:value-type="float" office:value="703" calcext:value-type="float">
            <text:p>703</text:p>
          </table:table-cell>
          <table:table-cell table:formula="of:=[.H11]/[.I11]" office:value-type="float" office:value="4.2674253200569" calcext:value-type="float">
            <text:p>4,2674253201</text:p>
          </table:table-cell>
        </table:table-row>
        <table:table-row table:style-name="ro1">
          <table:table-cell table:number-columns-repeated="7"/>
          <table:table-cell office:value-type="float" office:value="3500" calcext:value-type="float">
            <text:p>3500</text:p>
          </table:table-cell>
          <table:table-cell office:value-type="float" office:value="1084" calcext:value-type="float">
            <text:p>1084</text:p>
          </table:table-cell>
          <table:table-cell table:formula="of:=[.H12]/[.I12]" office:value-type="float" office:value="3.22878228782288" calcext:value-type="float">
            <text:p>3,2287822878</text:p>
          </table:table-cell>
        </table:table-row>
        <table:table-row table:style-name="ro1">
          <table:table-cell table:number-columns-repeated="7"/>
          <table:table-cell office:value-type="float" office:value="4000" calcext:value-type="float">
            <text:p>4000</text:p>
          </table:table-cell>
          <table:table-cell office:value-type="float" office:value="1579" calcext:value-type="float">
            <text:p>1579</text:p>
          </table:table-cell>
          <table:table-cell table:formula="of:=[.H13]/[.I13]" office:value-type="float" office:value="2.53324889170361" calcext:value-type="float">
            <text:p>2,5332488917</text:p>
          </table:table-cell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3023" calcext:value-type="float">
            <text:p>3023</text:p>
          </table:table-cell>
          <table:table-cell table:formula="of:=[.H14]/[.I14]" office:value-type="float" office:value="1.65398610651671" calcext:value-type="float">
            <text:p>1,6539861065</text:p>
          </table:table-cell>
        </table:table-row>
        <table:table-row table:style-name="ro1">
          <table:table-cell table:number-columns-repeated="7"/>
          <table:table-cell office:value-type="float" office:value="7000" calcext:value-type="float">
            <text:p>7000</text:p>
          </table:table-cell>
          <table:table-cell office:value-type="float" office:value="8172" calcext:value-type="float">
            <text:p>8172</text:p>
          </table:table-cell>
          <table:table-cell table:formula="of:=[.H15]/[.I15]" office:value-type="float" office:value="0.856583455702399" calcext:value-type="float">
            <text:p>0,8565834557</text:p>
          </table:table-cell>
        </table:table-row>
        <table:table-row table:style-name="ro1">
          <table:table-cell table:number-columns-repeated="7"/>
          <table:table-cell office:value-type="float" office:value="8500" calcext:value-type="float">
            <text:p>8500</text:p>
          </table:table-cell>
          <table:table-cell office:value-type="float" office:value="14289" calcext:value-type="float">
            <text:p>14289</text:p>
          </table:table-cell>
          <table:table-cell table:formula="of:=[.H16]/[.I16]" office:value-type="float" office:value="0.594863181468262" calcext:value-type="float">
            <text:p>0,5948631815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23105" calcext:value-type="float">
            <text:p>23105</text:p>
          </table:table-cell>
          <table:table-cell table:formula="of:=[.H17]/[.I17]" office:value-type="float" office:value="0.432806751785328" calcext:value-type="float">
            <text:p>0,4328067518</text:p>
          </table:table-cell>
        </table:table-row>
        <table:table-row table:style-name="ro1">
          <table:table-cell table:number-columns-repeated="7"/>
          <table:table-cell office:value-type="float" office:value="12000" calcext:value-type="float">
            <text:p>12000</text:p>
          </table:table-cell>
          <table:table-cell office:value-type="float" office:value="39960" calcext:value-type="float">
            <text:p>39960</text:p>
          </table:table-cell>
          <table:table-cell table:formula="of:=[.H18]/[.I18]" office:value-type="float" office:value="0.3003003003003" calcext:value-type="float">
            <text:p>0,3003003003</text:p>
          </table:table-cell>
        </table:table-row>
        <table:table-row table:style-name="ro1">
          <table:table-cell table:number-columns-repeated="7"/>
          <table:table-cell office:value-type="float" office:value="13500" calcext:value-type="float">
            <text:p>13500</text:p>
          </table:table-cell>
          <table:table-cell office:value-type="float" office:value="56736" calcext:value-type="float">
            <text:p>56736</text:p>
          </table:table-cell>
          <table:table-cell table:formula="of:=[.H19]/[.I19]" office:value-type="float" office:value="0.237944162436548" calcext:value-type="float">
            <text:p>0,2379441624</text:p>
          </table:table-cell>
        </table:table-row>
        <table:table-row table:style-name="ro1">
          <table:table-cell table:number-columns-repeated="7"/>
          <table:table-cell office:value-type="float" office:value="14000" calcext:value-type="float">
            <text:p>14000</text:p>
          </table:table-cell>
          <table:table-cell office:value-type="string" calcext:value-type="string">
            <text:p>PAR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T(ms)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H24]/[.I24]" office:value-type="float" office:value="200" calcext:value-type="float">
            <text:p>200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[.H25]/[.I25]" office:value-type="float" office:value="150" calcext:value-type="float">
            <text:p>150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H26]/[.I26]"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formula="of:=[.H27]/[.I27]" office:value-type="float" office:value="80" calcext:value-type="float">
            <text:p>80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[.H28]/[.I28]"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7"/>
          <table:table-cell office:value-type="float" office:value="1500" calcext:value-type="float">
            <text:p>1500</text:p>
          </table:table-cell>
          <table:table-cell office:value-type="float" office:value="18" calcext:value-type="float">
            <text:p>18</text:p>
          </table:table-cell>
          <table:table-cell table:formula="of:=[.H29]/[.I29]"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7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formula="of:=[.H30]/[.I30]" office:value-type="float" office:value="62.5" calcext:value-type="float">
            <text:p>62,5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  <table:table-cell office:value-type="float" office:value="51" calcext:value-type="float">
            <text:p>51</text:p>
          </table:table-cell>
          <table:table-cell table:formula="of:=[.H31]/[.I31]" office:value-type="float" office:value="58.8235294117647" calcext:value-type="float">
            <text:p>58,8235294118</text:p>
          </table:table-cell>
        </table:table-row>
        <table:table-row table:style-name="ro1">
          <table:table-cell table:number-columns-repeated="7"/>
          <table:table-cell office:value-type="float" office:value="4000" calcext:value-type="float">
            <text:p>4000</text:p>
          </table:table-cell>
          <table:table-cell office:value-type="float" office:value="80" calcext:value-type="float">
            <text:p>80</text:p>
          </table:table-cell>
          <table:table-cell table:formula="of:=[.H32]/[.I32]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124" calcext:value-type="float">
            <text:p>124</text:p>
          </table:table-cell>
          <table:table-cell table:formula="of:=[.H33]/[.I33]" office:value-type="float" office:value="40.3225806451613" calcext:value-type="float">
            <text:p>40,3225806452</text:p>
          </table:table-cell>
        </table:table-row>
        <table:table-row table:style-name="ro1">
          <table:table-cell table:number-columns-repeated="7"/>
          <table:table-cell office:value-type="float" office:value="7000" calcext:value-type="float">
            <text:p>7000</text:p>
          </table:table-cell>
          <table:table-cell office:value-type="float" office:value="245" calcext:value-type="float">
            <text:p>245</text:p>
          </table:table-cell>
          <table:table-cell table:formula="of:=[.H34]/[.I34]" office:value-type="float" office:value="28.5714285714286" calcext:value-type="float">
            <text:p>28,5714285714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479" calcext:value-type="float">
            <text:p>479</text:p>
          </table:table-cell>
          <table:table-cell table:formula="of:=[.H35]/[.I35]" office:value-type="float" office:value="20.8768267223382" calcext:value-type="float">
            <text:p>20,8768267223</text:p>
          </table:table-cell>
        </table:table-row>
        <table:table-row table:style-name="ro1">
          <table:table-cell table:number-columns-repeated="7"/>
          <table:table-cell office:value-type="float" office:value="15000" calcext:value-type="float">
            <text:p>15000</text:p>
          </table:table-cell>
          <table:table-cell office:value-type="float" office:value="1038" calcext:value-type="float">
            <text:p>1038</text:p>
          </table:table-cell>
          <table:table-cell table:formula="of:=[.H36]/[.I36]" office:value-type="float" office:value="14.4508670520231" calcext:value-type="float">
            <text:p>14,450867052</text:p>
          </table:table-cell>
        </table:table-row>
        <table:table-row table:style-name="ro1">
          <table:table-cell table:number-columns-repeated="7"/>
          <table:table-cell office:value-type="float" office:value="20000" calcext:value-type="float">
            <text:p>20000</text:p>
          </table:table-cell>
          <table:table-cell office:value-type="float" office:value="1870" calcext:value-type="float">
            <text:p>1870</text:p>
          </table:table-cell>
          <table:table-cell table:formula="of:=[.H37]/[.I37]" office:value-type="float" office:value="10.6951871657754" calcext:value-type="float">
            <text:p>10,6951871658</text:p>
          </table:table-cell>
        </table:table-row>
        <table:table-row table:style-name="ro1">
          <table:table-cell table:number-columns-repeated="7"/>
          <table:table-cell office:value-type="float" office:value="30000" calcext:value-type="float">
            <text:p>30000</text:p>
          </table:table-cell>
          <table:table-cell office:value-type="float" office:value="4098" calcext:value-type="float">
            <text:p>4098</text:p>
          </table:table-cell>
          <table:table-cell table:formula="of:=[.H38]/[.I38]" office:value-type="float" office:value="7.32064421669107" calcext:value-type="float">
            <text:p>7,3206442167</text:p>
          </table:table-cell>
        </table:table-row>
        <table:table-row table:style-name="ro1">
          <table:table-cell table:number-columns-repeated="7"/>
          <table:table-cell office:value-type="float" office:value="40000" calcext:value-type="float">
            <text:p>40000</text:p>
          </table:table-cell>
          <table:table-cell office:value-type="float" office:value="7450" calcext:value-type="float">
            <text:p>7450</text:p>
          </table:table-cell>
          <table:table-cell table:formula="of:=[.H39]/[.I39]" office:value-type="float" office:value="5.36912751677852" calcext:value-type="float">
            <text:p>5,3691275168</text:p>
          </table:table-cell>
        </table:table-row>
        <table:table-row table:style-name="ro1">
          <table:table-cell table:number-columns-repeated="7"/>
          <table:table-cell office:value-type="float" office:value="45000" calcext:value-type="float">
            <text:p>45000</text:p>
          </table:table-cell>
          <table:table-cell office:value-type="float" office:value="8989" calcext:value-type="float">
            <text:p>8989</text:p>
          </table:table-cell>
          <table:table-cell table:formula="of:=[.H40]/[.I40]" office:value-type="float" office:value="5.00611858938703" calcext:value-type="float">
            <text:p>5,0061185894</text:p>
          </table:table-cell>
        </table:table-row>
        <table:table-row table:style-name="ro1">
          <table:table-cell table:number-columns-repeated="7"/>
          <table:table-cell office:value-type="float" office:value="50000" calcext:value-type="float">
            <text:p>50000</text:p>
          </table:table-cell>
          <table:table-cell office:value-type="string" calcext:value-type="string">
            <text:p>PAM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Taille</text:p>
          </table:table-cell>
          <table:table-cell office:value-type="string" calcext:value-type="string">
            <text:p>T(ms)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ms)</text:p>
          </table:table-cell>
          <table:table-cell office:value-type="string" calcext:value-type="string">
            <text:p>n/t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H48]/[.I48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50000000" calcext:value-type="float">
            <text:p>50000000</text:p>
          </table:table-cell>
          <table:table-cell office:value-type="float" office:value="5817" calcext:value-type="float">
            <text:p>5817</text:p>
          </table:table-cell>
          <table:table-cell table:formula="of:=[.C49]/[.B49]" office:value-type="float" office:value="0.00011634" calcext:value-type="float">
            <text:p>0,00011634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formula="of:=[.H49]/[.I49]" office:value-type="float" office:value="8333.33333333333" calcext:value-type="float">
            <text:p>8333,3333333333</text:p>
          </table:table-cell>
        </table:table-row>
        <table:table-row table:style-name="ro1">
          <table:table-cell/>
          <table:table-cell office:value-type="float" office:value="100000000" calcext:value-type="float">
            <text:p>100000000</text:p>
          </table:table-cell>
          <table:table-cell office:value-type="float" office:value="11908" calcext:value-type="float">
            <text:p>11908</text:p>
          </table:table-cell>
          <table:table-cell table:formula="of:=[.C50]/[.B50]" office:value-type="float" office:value="0.00011908" calcext:value-type="float">
            <text:p>0,0001190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table:formula="of:=[.H50]/[.I50]" office:value-type="float" office:value="7692.30769230769" calcext:value-type="float">
            <text:p>7692,3076923077</text:p>
          </table:table-cell>
        </table:table-row>
        <table:table-row table:style-name="ro1">
          <table:table-cell/>
          <table:table-cell office:value-type="float" office:value="150000000" calcext:value-type="float">
            <text:p>150000000</text:p>
          </table:table-cell>
          <table:table-cell office:value-type="float" office:value="18153" calcext:value-type="float">
            <text:p>18153</text:p>
          </table:table-cell>
          <table:table-cell table:formula="of:=[.C51]/[.B51]" office:value-type="float" office:value="0.00012102" calcext:value-type="float">
            <text:p>0,00012102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24" calcext:value-type="float">
            <text:p>24</text:p>
          </table:table-cell>
          <table:table-cell table:formula="of:=[.H51]/[.I51]" office:value-type="float" office:value="8333.33333333333" calcext:value-type="float">
            <text:p>8333,3333333333</text:p>
          </table:table-cell>
        </table:table-row>
        <table:table-row table:style-name="ro1">
          <table:table-cell/>
          <table:table-cell office:value-type="float" office:value="200000000" calcext:value-type="float">
            <text:p>200000000</text:p>
          </table:table-cell>
          <table:table-cell office:value-type="float" office:value="24323" calcext:value-type="float">
            <text:p>24323</text:p>
          </table:table-cell>
          <table:table-cell table:formula="of:=[.C52]/[.B52]" office:value-type="float" office:value="0.000121615" calcext:value-type="float">
            <text:p>0,000121615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35" calcext:value-type="float">
            <text:p>35</text:p>
          </table:table-cell>
          <table:table-cell table:formula="of:=[.H52]/[.I52]" office:value-type="float" office:value="8571.42857142857" calcext:value-type="float">
            <text:p>8571,4285714286</text:p>
          </table:table-cell>
        </table:table-row>
        <table:table-row table:style-name="ro1">
          <table:table-cell/>
          <table:table-cell office:value-type="float" office:value="250000000" calcext:value-type="float">
            <text:p>250000000</text:p>
          </table:table-cell>
          <table:table-cell office:value-type="float" office:value="30484" calcext:value-type="float">
            <text:p>30484</text:p>
          </table:table-cell>
          <table:table-cell table:formula="of:=[.C53]/[.B53]" office:value-type="float" office:value="0.000121936" calcext:value-type="float">
            <text:p>0,000121936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  <table:table-cell office:value-type="float" office:value="43" calcext:value-type="float">
            <text:p>43</text:p>
          </table:table-cell>
          <table:table-cell table:formula="of:=[.H53]/[.I53]" office:value-type="float" office:value="9302.32558139535" calcext:value-type="float">
            <text:p>9302,3255813954</text:p>
          </table:table-cell>
        </table:table-row>
        <table:table-row table:style-name="ro1">
          <table:table-cell/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DM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  <table:table-cell office:value-type="float" office:value="55" calcext:value-type="float">
            <text:p>55</text:p>
          </table:table-cell>
          <table:table-cell table:formula="of:=[.H54]/[.I54]" office:value-type="float" office:value="9090.90909090909" calcext:value-type="float">
            <text:p>9090,9090909091</text:p>
          </table:table-cell>
        </table:table-row>
        <table:table-row table:style-name="ro1">
          <table:table-cell table:number-columns-repeated="7"/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 table:formula="of:=[.H55]/[.I55]" office:value-type="float" office:value="9615.38461538462" calcext:value-type="float">
            <text:p>9615,3846153846</text:p>
          </table:table-cell>
        </table:table-row>
        <table:table-row table:style-name="ro1">
          <table:table-cell table:number-columns-repeated="7"/>
          <table:table-cell office:value-type="float" office:value="2000000" calcext:value-type="float">
            <text:p>2000000</text:p>
          </table:table-cell>
          <table:table-cell office:value-type="float" office:value="211" calcext:value-type="float">
            <text:p>211</text:p>
          </table:table-cell>
          <table:table-cell table:formula="of:=[.H56]/[.I56]" office:value-type="float" office:value="9478.67298578199" calcext:value-type="float">
            <text:p>9478,672985782</text:p>
          </table:table-cell>
        </table:table-row>
        <table:table-row table:style-name="ro1">
          <table:table-cell table:number-columns-repeated="7"/>
          <table:table-cell office:value-type="float" office:value="3000000" calcext:value-type="float">
            <text:p>3000000</text:p>
          </table:table-cell>
          <table:table-cell office:value-type="float" office:value="322" calcext:value-type="float">
            <text:p>322</text:p>
          </table:table-cell>
          <table:table-cell table:formula="of:=[.H57]/[.I57]" office:value-type="float" office:value="9316.7701863354" calcext:value-type="float">
            <text:p>9316,7701863354</text:p>
          </table:table-cell>
        </table:table-row>
        <table:table-row table:style-name="ro1">
          <table:table-cell table:number-columns-repeated="7"/>
          <table:table-cell office:value-type="float" office:value="4000000" calcext:value-type="float">
            <text:p>4000000</text:p>
          </table:table-cell>
          <table:table-cell office:value-type="float" office:value="427" calcext:value-type="float">
            <text:p>427</text:p>
          </table:table-cell>
          <table:table-cell table:formula="of:=[.H58]/[.I58]" office:value-type="float" office:value="9367.68149882904" calcext:value-type="float">
            <text:p>9367,6814988291</text:p>
          </table:table-cell>
        </table:table-row>
        <table:table-row table:style-name="ro1">
          <table:table-cell table:number-columns-repeated="7"/>
          <table:table-cell office:value-type="float" office:value="5000000" calcext:value-type="float">
            <text:p>5000000</text:p>
          </table:table-cell>
          <table:table-cell office:value-type="float" office:value="543" calcext:value-type="float">
            <text:p>543</text:p>
          </table:table-cell>
          <table:table-cell table:formula="of:=[.H59]/[.I59]" office:value-type="float" office:value="9208.10313075506" calcext:value-type="float">
            <text:p>9208,1031307551</text:p>
          </table:table-cell>
        </table:table-row>
        <table:table-row table:style-name="ro1">
          <table:table-cell table:number-columns-repeated="7"/>
          <table:table-cell office:value-type="float" office:value="10000000" calcext:value-type="float">
            <text:p>10000000</text:p>
          </table:table-cell>
          <table:table-cell office:value-type="float" office:value="1112" calcext:value-type="float">
            <text:p>1112</text:p>
          </table:table-cell>
          <table:table-cell table:formula="of:=[.H60]/[.I60]" office:value-type="float" office:value="8992.80575539568" calcext:value-type="float">
            <text:p>8992,8057553957</text:p>
          </table:table-cell>
        </table:table-row>
        <table:table-row table:style-name="ro1">
          <table:table-cell table:number-columns-repeated="7"/>
          <table:table-cell office:value-type="float" office:value="20000000" calcext:value-type="float">
            <text:p>20000000</text:p>
          </table:table-cell>
          <table:table-cell office:value-type="float" office:value="2269" calcext:value-type="float">
            <text:p>2269</text:p>
          </table:table-cell>
          <table:table-cell table:formula="of:=[.H61]/[.I61]" office:value-type="float" office:value="8814.45570736007" calcext:value-type="float">
            <text:p>8814,4557073601</text:p>
          </table:table-cell>
        </table:table-row>
        <table:table-row table:style-name="ro1">
          <table:table-cell table:number-columns-repeated="7"/>
          <table:table-cell office:value-type="float" office:value="30000000" calcext:value-type="float">
            <text:p>30000000</text:p>
          </table:table-cell>
          <table:table-cell office:value-type="float" office:value="3437" calcext:value-type="float">
            <text:p>3437</text:p>
          </table:table-cell>
          <table:table-cell table:formula="of:=[.H62]/[.I62]" office:value-type="float" office:value="8728.54233343032" calcext:value-type="float">
            <text:p>8728,5423334303</text:p>
          </table:table-cell>
        </table:table-row>
        <table:table-row table:style-name="ro1">
          <table:table-cell table:number-columns-repeated="7"/>
          <table:table-cell office:value-type="float" office:value="40000000" calcext:value-type="float">
            <text:p>40000000</text:p>
          </table:table-cell>
          <table:table-cell office:value-type="float" office:value="4638" calcext:value-type="float">
            <text:p>4638</text:p>
          </table:table-cell>
          <table:table-cell table:formula="of:=[.H63]/[.I63]" office:value-type="float" office:value="8624.4070720138" calcext:value-type="float">
            <text:p>8624,4070720138</text:p>
          </table:table-cell>
        </table:table-row>
        <table:table-row table:style-name="ro1">
          <table:table-cell table:number-columns-repeated="7"/>
          <table:table-cell office:value-type="float" office:value="50000000" calcext:value-type="float">
            <text:p>50000000</text:p>
          </table:table-cell>
          <table:table-cell office:value-type="float" office:value="5817" calcext:value-type="float">
            <text:p>5817</text:p>
          </table:table-cell>
          <table:table-cell table:formula="of:=[.H64]/[.I64]" office:value-type="float" office:value="8595.4959601169" calcext:value-type="float">
            <text:p>8595,4959601169</text:p>
          </table:table-cell>
        </table:table-row>
        <table:table-row table:style-name="ro1">
          <table:table-cell table:number-columns-repeated="7"/>
          <table:table-cell office:value-type="float" office:value="100000000" calcext:value-type="float">
            <text:p>100000000</text:p>
          </table:table-cell>
          <table:table-cell office:value-type="float" office:value="11908" calcext:value-type="float">
            <text:p>11908</text:p>
          </table:table-cell>
          <table:table-cell table:formula="of:=[.H65]/[.I65]" office:value-type="float" office:value="8397.71582129661" calcext:value-type="float">
            <text:p>8397,7158212966</text:p>
          </table:table-cell>
        </table:table-row>
        <table:table-row table:style-name="ro1">
          <table:table-cell table:number-columns-repeated="7"/>
          <table:table-cell office:value-type="float" office:value="150000000" calcext:value-type="float">
            <text:p>150000000</text:p>
          </table:table-cell>
          <table:table-cell office:value-type="float" office:value="18153" calcext:value-type="float">
            <text:p>18153</text:p>
          </table:table-cell>
          <table:table-cell table:formula="of:=[.H66]/[.I66]" office:value-type="float" office:value="8263.09700875888" calcext:value-type="float">
            <text:p>8263,0970087589</text:p>
          </table:table-cell>
        </table:table-row>
        <table:table-row table:style-name="ro1">
          <table:table-cell table:number-columns-repeated="7"/>
          <table:table-cell office:value-type="float" office:value="200000000" calcext:value-type="float">
            <text:p>200000000</text:p>
          </table:table-cell>
          <table:table-cell office:value-type="float" office:value="24323" calcext:value-type="float">
            <text:p>24323</text:p>
          </table:table-cell>
          <table:table-cell table:formula="of:=[.H67]/[.I67]" office:value-type="float" office:value="8222.66990091683" calcext:value-type="float">
            <text:p>8222,6699009168</text:p>
          </table:table-cell>
        </table:table-row>
        <table:table-row table:style-name="ro1">
          <table:table-cell table:number-columns-repeated="7"/>
          <table:table-cell office:value-type="float" office:value="250000000" calcext:value-type="float">
            <text:p>250000000</text:p>
          </table:table-cell>
          <table:table-cell office:value-type="float" office:value="30484" calcext:value-type="float">
            <text:p>30484</text:p>
          </table:table-cell>
          <table:table-cell table:formula="of:=[.H68]/[.I68]" office:value-type="float" office:value="8201.02348773127" calcext:value-type="float">
            <text:p>8201,02348773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A71]/[.B71]" office:value-type="string" office:string-value="" calcext:value-type="error">
            <text:p>#DIV/0 !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T</text:p>
          </table:table-cell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formula="of:=[.A73]/[.B73]"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formula="of:=[.A74]/[.B74]" office:value-type="float" office:value="16666.6666666667" calcext:value-type="float">
            <text:p>16666,6666666667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formula="of:=[.A75]/[.B75]"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table:formula="of:=[.A76]/[.B76]"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9" calcext:value-type="float">
            <text:p>39</text:p>
          </table:table-cell>
          <table:table-cell table:formula="of:=[.A77]/[.B77]" office:value-type="float" office:value="25641.0256410256" calcext:value-type="float">
            <text:p>25641,0256410256</text:p>
          </table:table-cell>
          <table:table-cell table:number-columns-repeated="7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7" calcext:value-type="float">
            <text:p>77</text:p>
          </table:table-cell>
          <table:table-cell table:formula="of:=[.A78]/[.B78]" office:value-type="float" office:value="25974.025974026" calcext:value-type="float">
            <text:p>25974,025974026</text:p>
          </table:table-cell>
          <table:table-cell table:number-columns-repeated="7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13" calcext:value-type="float">
            <text:p>113</text:p>
          </table:table-cell>
          <table:table-cell table:formula="of:=[.A79]/[.B79]" office:value-type="float" office:value="26548.6725663717" calcext:value-type="float">
            <text:p>26548,6725663717</text:p>
          </table:table-cell>
          <table:table-cell table:number-columns-repeated="7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47" calcext:value-type="float">
            <text:p>147</text:p>
          </table:table-cell>
          <table:table-cell table:formula="of:=[.A80]/[.B80]" office:value-type="float" office:value="27210.8843537415" calcext:value-type="float">
            <text:p>27210,8843537415</text:p>
          </table:table-cell>
          <table:table-cell table:number-columns-repeated="7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85" calcext:value-type="float">
            <text:p>185</text:p>
          </table:table-cell>
          <table:table-cell table:formula="of:=[.A81]/[.B81]" office:value-type="float" office:value="27027.027027027" calcext:value-type="float">
            <text:p>27027,027027027</text:p>
          </table:table-cell>
          <table:table-cell table:number-columns-repeated="7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7" calcext:value-type="float">
            <text:p>367</text:p>
          </table:table-cell>
          <table:table-cell table:formula="of:=[.A82]/[.B82]" office:value-type="float" office:value="27247.9564032698" calcext:value-type="float">
            <text:p>27247,9564032698</text:p>
          </table:table-cell>
          <table:table-cell table:number-columns-repeated="7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788" calcext:value-type="float">
            <text:p>1788</text:p>
          </table:table-cell>
          <table:table-cell table:formula="of:=[.A83]/[.B83]" office:value-type="float" office:value="27964.2058165548" calcext:value-type="float">
            <text:p>27964,2058165548</text:p>
          </table:table-cell>
          <table:table-cell table:number-columns-repeated="7"/>
        </table:table-row>
        <table:table-row table:style-name="ro1">
          <table:table-cell table:formula="of:=[.A83]+50000000" office:value-type="float" office:value="100000000" calcext:value-type="float">
            <text:p>100000000</text:p>
          </table:table-cell>
          <table:table-cell office:value-type="float" office:value="3556" calcext:value-type="float">
            <text:p>3556</text:p>
          </table:table-cell>
          <table:table-cell table:formula="of:=[.A84]/[.B84]" office:value-type="float" office:value="28121.4848143982" calcext:value-type="float">
            <text:p>28121,4848143982</text:p>
          </table:table-cell>
          <table:table-cell table:number-columns-repeated="7"/>
        </table:table-row>
        <table:table-row table:style-name="ro1">
          <table:table-cell table:formula="of:=[.A84]+50000000" office:value-type="float" office:value="150000000" calcext:value-type="float">
            <text:p>150000000</text:p>
          </table:table-cell>
          <table:table-cell office:value-type="float" office:value="5491" calcext:value-type="float">
            <text:p>5491</text:p>
          </table:table-cell>
          <table:table-cell table:formula="of:=[.A85]/[.B85]" office:value-type="float" office:value="27317.4285193954" calcext:value-type="float">
            <text:p>27317,4285193954</text:p>
          </table:table-cell>
          <table:table-cell table:number-columns-repeated="7"/>
        </table:table-row>
        <table:table-row table:style-name="ro1">
          <table:table-cell table:formula="of:=[.A85]+50000000" office:value-type="float" office:value="200000000" calcext:value-type="float">
            <text:p>200000000</text:p>
          </table:table-cell>
          <table:table-cell office:value-type="float" office:value="7132" calcext:value-type="float">
            <text:p>7132</text:p>
          </table:table-cell>
          <table:table-cell table:formula="of:=[.A86]/[.B86]" office:value-type="float" office:value="28042.6247896803" calcext:value-type="float">
            <text:p>28042,6247896803</text:p>
          </table:table-cell>
          <table:table-cell table:number-columns-repeated="7"/>
        </table:table-row>
        <table:table-row table:style-name="ro1">
          <table:table-cell table:formula="of:=[.A86]+50000000" office:value-type="float" office:value="250000000" calcext:value-type="float">
            <text:p>250000000</text:p>
          </table:table-cell>
          <table:table-cell office:value-type="float" office:value="8832" calcext:value-type="float">
            <text:p>8832</text:p>
          </table:table-cell>
          <table:table-cell table:formula="of:=[.A87]/[.B87]" office:value-type="float" office:value="28306.1594202899" calcext:value-type="float">
            <text:p>28306,159420289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formula="of:=[.A87]+50000000" office:value-type="float" office:value="300000000" calcext:value-type="float">
            <text:p>300000000</text:p>
          </table:table-cell>
          <table:table-cell office:value-type="string" calcext:value-type="string">
            <text:p>D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09:53:00.892506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1:22:35.262818211</meta:creation-date>
    <dc:date>2016-01-27T12:16:46.983976308</dc:date>
    <meta:editing-duration>PT1H19S</meta:editing-duration>
    <meta:editing-cycles>4</meta:editing-cycles>
    <meta:generator>LibreOffice/5.0.3.2$Linux_X86_64 LibreOffice_project/00m0$Build-2</meta:generator>
    <meta:document-statistic meta:table-count="1" meta:cell-count="26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53cm" svg:y="4.201cm" style:legend-expansion="high" chart:style-name="ch2"/>
        <chart:plot-area chart:style-name="ch3" table:cell-range-address="Feuille1.H2:Feuille1.H19 Feuille1.J2:Feuille1.J19" chart:data-source-has-labels="both" svg:x="0.32cm" svg:y="0.18cm" svg:width="13.513cm" svg:height="8.64cm">
          <chartooo:coordinate-region svg:x="1.127cm" svg:y="0.379cm" svg:width="12.241cm" svg:height="7.396cm"/>
          <chart:axis chart:dimension="x" chart:name="primary-x" chart:style-name="ch4" chartooo:axis-type="auto">
            <chartooo:date-scale/>
            <chart:categories table:cell-range-address="Feuille1.H3:Feuille1.H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J3:Feuille1.J19" chart:label-cell-address="Feuille1.J2:Feuille1.J2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/T</text:p>
                <draw:g>
                  <svg:desc>Feuille1.J2:Feuille1.J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Feuille1.H3:Feuille1.H19</svg:desc>
                </draw:g>
              </table:table-cell>
              <table:table-cell office:value-type="float" office:value="200">
                <text:p>200</text:p>
                <draw:g>
                  <svg:desc>Feuille1.J3:Feuille1.J19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.8095238095238">
                <text:p>23.80952380952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.7614678899083">
                <text:p>13.76146788990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04977375565611">
                <text:p>9.0497737556561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.99520383693046">
                <text:p>5.9952038369304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674253200569">
                <text:p>4.267425320056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.22878228782288">
                <text:p>3.2287822878228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53324889170361">
                <text:p>2.5332488917036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65398610651671">
                <text:p>1.6539861065167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856583455702399">
                <text:p>0.85658345570239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594863181468262">
                <text:p>0.5948631814682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32806751785328">
                <text:p>0.43280675178532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3003003003003">
                <text:p>0.3003003003003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237944162436548">
                <text:p>0.237944162436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53cm" svg:y="4.201cm" style:legend-expansion="high" chart:style-name="ch2"/>
        <chart:plot-area chart:style-name="ch3" table:cell-range-address="Feuille1.H23:Feuille1.H40 Feuille1.J23:Feuille1.J40" chart:data-source-has-labels="both" svg:x="0.32cm" svg:y="0.18cm" svg:width="13.513cm" svg:height="8.64cm">
          <chartooo:coordinate-region svg:x="1.127cm" svg:y="0.379cm" svg:width="12.241cm" svg:height="7.396cm"/>
          <chart:axis chart:dimension="x" chart:name="primary-x" chart:style-name="ch4" chartooo:axis-type="auto">
            <chartooo:date-scale/>
            <chart:categories table:cell-range-address="Feuille1.H24:Feuille1.H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J24:Feuille1.J40" chart:label-cell-address="Feuille1.J23:Feuille1.J23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/T</text:p>
                <draw:g>
                  <svg:desc>Feuille1.J23:Feuille1.J23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Feuille1.H24:Feuille1.H40</svg:desc>
                </draw:g>
              </table:table-cell>
              <table:table-cell office:value-type="float" office:value="200">
                <text:p>200</text:p>
                <draw:g>
                  <svg:desc>Feuille1.J24:Feuille1.J4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8.8235294117647">
                <text:p>58.823529411764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0.3225806451613">
                <text:p>40.322580645161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.8768267223382">
                <text:p>20.876826722338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4.4508670520231">
                <text:p>14.450867052023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.6951871657754">
                <text:p>10.695187165775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.32064421669107">
                <text:p>7.3206442166910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.36912751677852">
                <text:p>5.3691275167785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.00611858938703">
                <text:p>5.006118589387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4.201cm" style:legend-expansion="high" chart:style-name="ch2"/>
        <chart:plot-area chart:style-name="ch3" table:cell-range-address="Feuille1.H48:Feuille1.H68 Feuille1.J48:Feuille1.J68" chart:data-source-has-labels="both" svg:x="0.32cm" svg:y="0.18cm" svg:width="13.09cm" svg:height="8.64cm">
          <chartooo:coordinate-region svg:x="1.497cm" svg:y="0.18cm" svg:width="11.773cm" svg:height="6.731cm"/>
          <chart:axis chart:dimension="x" chart:name="primary-x" chart:style-name="ch4" chartooo:axis-type="auto">
            <chartooo:date-scale/>
            <chart:categories table:cell-range-address="Feuille1.H49:Feuille1.H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J49:Feuille1.J68" chart:label-cell-address="Feuille1.J48:Feuille1.J48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Feuille1.J48:Feuille1.J48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Feuille1.H49:Feuille1.H68</svg:desc>
                </draw:g>
              </table:table-cell>
              <table:table-cell office:value-type="float" office:value="8333.33333333333">
                <text:p>8333.33333333333</text:p>
                <draw:g>
                  <svg:desc>Feuille1.J49:Feuille1.J68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692.30769230769">
                <text:p>7692.3076923076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333.33333333333">
                <text:p>8333.3333333333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8571.42857142857">
                <text:p>8571.4285714285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9302.32558139535">
                <text:p>9302.3255813953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090.90909090909">
                <text:p>9090.909090909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615.38461538462">
                <text:p>9615.3846153846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9478.67298578199">
                <text:p>9478.6729857819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9316.7701863354">
                <text:p>9316.770186335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9367.68149882904">
                <text:p>9367.68149882904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9208.10313075506">
                <text:p>9208.1031307550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8992.80575539568">
                <text:p>8992.8057553956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8814.45570736007">
                <text:p>8814.45570736007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8728.54233343032">
                <text:p>8728.54233343032</text:p>
              </table:table-cell>
            </table:table-row>
            <table:table-row>
              <table:table-cell office:value-type="float" office:value="40000000">
                <text:p>40000000</text:p>
              </table:table-cell>
              <table:table-cell office:value-type="float" office:value="8624.4070720138">
                <text:p>8624.4070720138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8595.4959601169">
                <text:p>8595.4959601169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8397.71582129661">
                <text:p>8397.71582129661</text:p>
              </table:table-cell>
            </table:table-row>
            <table:table-row>
              <table:table-cell office:value-type="float" office:value="150000000">
                <text:p>150000000</text:p>
              </table:table-cell>
              <table:table-cell office:value-type="float" office:value="8263.09700875888">
                <text:p>8263.09700875888</text:p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8222.66990091683">
                <text:p>8222.66990091683</text:p>
              </table:table-cell>
            </table:table-row>
            <table:table-row>
              <table:table-cell office:value-type="float" office:value="250000000">
                <text:p>250000000</text:p>
              </table:table-cell>
              <table:table-cell office:value-type="float" office:value="8201.02348773127">
                <text:p>8201.02348773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53cm" svg:y="4.201cm" style:legend-expansion="high" chart:style-name="ch2"/>
        <chart:plot-area chart:style-name="ch3" table:cell-range-address="Feuille1.A72:Feuille1.A87 Feuille1.C72:Feuille1.C87" chart:data-source-has-labels="both" svg:x="0.32cm" svg:y="0.18cm" svg:width="13.513cm" svg:height="8.64cm">
          <chartooo:coordinate-region svg:x="1.497cm" svg:y="0.379cm" svg:width="11.501cm" svg:height="7.396cm"/>
          <chart:axis chart:dimension="x" chart:name="primary-x" chart:style-name="ch4" chartooo:axis-type="auto">
            <chartooo:date-scale/>
            <chart:categories table:cell-range-address="Feuille1.A73:Feuille1.A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73:Feuille1.C87" chart:label-cell-address="Feuille1.C72:Feuille1.C72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/T</text:p>
                <draw:g>
                  <svg:desc>Feuille1.C72:Feuille1.C72</svg:desc>
                </draw:g>
              </table:table-cell>
            </table:table-row>
          </table:table-header-rows>
          <table:table-rows>
            <table:table-row>
              <table:table-cell office:value-type="float" office:value="40000">
                <text:p>40000</text:p>
                <draw:g>
                  <svg:desc>Feuille1.A73:Feuille1.A87</svg:desc>
                </draw:g>
              </table:table-cell>
              <table:table-cell office:value-type="float" office:value="20000">
                <text:p>20000</text:p>
                <draw:g>
                  <svg:desc>Feuille1.C73:Feuille1.C87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6666.6666666667">
                <text:p>16666.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5641.0256410256">
                <text:p>25641.025641025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5974.025974026">
                <text:p>25974.02597402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6548.6725663717">
                <text:p>26548.6725663717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7210.8843537415">
                <text:p>27210.884353741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27027.027027027">
                <text:p>27027.02702702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7247.9564032698">
                <text:p>27247.9564032698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27964.2058165548">
                <text:p>27964.205816554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28121.4848143982">
                <text:p>28121.4848143982</text:p>
              </table:table-cell>
            </table:table-row>
            <table:table-row>
              <table:table-cell office:value-type="float" office:value="150000000">
                <text:p>150000000</text:p>
              </table:table-cell>
              <table:table-cell office:value-type="float" office:value="27317.4285193954">
                <text:p>27317.4285193954</text:p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28042.6247896803">
                <text:p>28042.6247896803</text:p>
              </table:table-cell>
            </table:table-row>
            <table:table-row>
              <table:table-cell office:value-type="float" office:value="250000000">
                <text:p>250000000</text:p>
              </table:table-cell>
              <table:table-cell office:value-type="float" office:value="28306.1594202899">
                <text:p>28306.15942028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